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e0e5" officeooo:paragraph-rsid="000be0e5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a1e8" officeooo:paragraph-rsid="0011a1e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7363" officeooo:paragraph-rsid="0014736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51beb" officeooo:paragraph-rsid="00151beb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7363" officeooo:paragraph-rsid="00147363" style:font-style-asian="italic" style:font-weight-asian="normal" style:font-style-complex="italic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7363" officeooo:paragraph-rsid="0014736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7363" officeooo:paragraph-rsid="0014736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8f7c5" officeooo:paragraph-rsid="0018f7c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1aab" officeooo:paragraph-rsid="00191aa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68f3" officeooo:paragraph-rsid="001768f3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436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b261" style:font-style-asian="normal" style:font-style-complex="normal"/>
    </style:style>
    <style:style style:name="T5" style:family="text">
      <style:text-properties fo:font-style="normal" officeooo:rsid="00134362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47363" style:font-style-asian="normal" style:font-style-complex="normal"/>
    </style:style>
    <style:style style:name="T8" style:family="text">
      <style:text-properties fo:font-style="normal" style:text-underline-style="none" officeooo:rsid="0015326a" style:font-style-asian="normal" style:font-style-complex="normal"/>
    </style:style>
    <style:style style:name="T9" style:family="text">
      <style:text-properties fo:font-style="normal" style:text-underline-style="none" officeooo:rsid="00163333" style:font-style-asian="normal" style:font-style-complex="normal"/>
    </style:style>
    <style:style style:name="T10" style:family="text">
      <style:text-properties officeooo:rsid="00134362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loext:opacity="100%"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1">Marcos Paulo Tomás Ferreira – NUSP 13747950</text:p>
      <text:p text:style-name="P2"/>
      <text:p text:style-name="P2">O que são Distributed Hash Tables (DHTs)?</text:p>
      <text:p text:style-name="P1">As DHTs são tabelas usadas na busca de dados em redes P2P. As DHTs associam um texto de busca a um valor, que está armazenado em um determinado <text:span text:style-name="T1">peer</text:span> da rede. As buscas em DHTs somente suportam <text:span text:style-name="T1">matches </text:span><text:span text:style-name="T3">exatos. </text:span><text:span text:style-name="T4">DHTs foram inspiradas por outros sistemas P2P, como Freenet, Gnutella e Napster. As DHTs surgem para combinar a eficiência do Napster com a descentralidade do Freenet e Gnutella.</text:span></text:p>
      <text:p text:style-name="P4"/>
      <text:p text:style-name="P2">Como as DHTs funcionam?</text:p>
      <text:p text:style-name="P3">As DHTs combinam Autonomia e descentralização, tolerância a falhas e escalabilidade. Cada par na rede apenas se comunica com outros poucos pares, <text:tab/>mantendo o trabalho a ser feito com um limite superior da ordem de O(log n). A estrutura de uma DHT pode ser decomposta em conjuntos de strings, chamados <text:span text:style-name="T1">keyspace</text:span>. <text:span text:style-name="T10">Um </text:span><text:span text:style-name="T2">keyspace</text:span><text:span text:style-name="T10"> pode ter diversos tamanhos; suponhamos que o nosso </text:span><text:span text:style-name="T2">keyspace </text:span><text:span text:style-name="T5">seja um conjunto de strings, com 20 Bytes para cada string</text:span><text:span text:style-name="T10">.</text:span> Cada <text:span text:style-name="T1">keyspace </text:span><text:span text:style-name="T3">tem sua propriedade partilhada entre os nós participantes. E, então, uma </text:span><text:span text:style-name="T1">overlay network </text:span><text:span text:style-name="T3">(rede sobreposta) conecta todos os nós.</text:span></text:p>
      <text:p text:style-name="P3"><text:span text:style-name="T3"/></text:p>
      <text:p text:style-name="P3"><text:span text:style-name="T3">O </text:span><text:span text:style-name="T5">processo de salvamento de um arquivo </text:span><text:span text:style-name="T7">é o seguinte:</text:span></text:p>
      <text:list text:style-name="L1">
        <text:list-item>
          <text:p text:style-name="P7"><text:span text:style-name="T6">O nome do arquivo passa pela função de hash SHA-1, e, então, é gerado uma chave </text:span>k<text:span text:style-name="T6">;</text:span></text:p>
        </text:list-item>
        <text:list-item>
          <text:p text:style-name="P7"><text:span text:style-name="T6">Uma mensagem </text:span>put(k, data)<text:span text:style-name="T6">, onde </text:span>data<text:span text:style-name="T6"> são os dados dos arquivos, é enviada para qualquer nó participante na DHT; a mensagem é passada de nó em nó através da </text:span><text:span text:style-name="T11">overlay network </text:span><text:span text:style-name="T6">até atingir um único nó que seja responsável pela chave </text:span>k<text:span text:style-name="T6">, como foi identificado no particionamento do </text:span><text:span text:style-name="T11">keyspace;</text:span></text:p>
        </text:list-item>
        <text:list-item>
          <text:p text:style-name="P7"><text:span text:style-name="T6">Ao chegar no nó responsável, este armazena a chave </text:span>k<text:span text:style-name="T6"> e os dados </text:span>data<text:span text:style-name="T6">.</text:span></text:p>
        </text:list-item>
      </text:list>
      <text:p text:style-name="P5"><text:span text:style-name="T6"/></text:p>
      <text:p text:style-name="P9">O processo de recuperação de um arquivo é semelhante. Vale ressaltar que qualquer outro componente da rede pode recuperar esse arquivo, veja como:</text:p>
      <text:list text:style-name="L2">
        <text:list-item>
          <text:p text:style-name="P8"><text:span text:style-name="T6">O nome do arquivo novamente passa pela função SHA-1, para recuperar a chave </text:span>k<text:span text:style-name="T6">;</text:span></text:p>
        </text:list-item>
        <text:list-item>
          <text:p text:style-name="P8"><text:span text:style-name="T6">Uma mensagem de recuperação de arquivo, </text:span>get(k)<text:span text:style-name="T6">, é enviada a outro nó da rede; a mensagem é roteada até o nó que contém o arquivo;</text:span></text:p>
        </text:list-item>
        <text:list-item>
          <text:p text:style-name="P8"><text:span text:style-name="T6">Chegando no nó que armazena o arquivo com chave </text:span>k<text:span text:style-name="T6">, este responde à mensagem com os dados </text:span>data<text:span text:style-name="T6"> do arquivo.</text:span></text:p>
        </text:list-item>
      </text:list>
      <text:p text:style-name="P5"><text:span text:style-name="T6"/></text:p>
      <text:p text:style-name="P6"><text:span text:style-name="T6">Como conhecimento adicional, SHA-1 é uma função de criptografia, que já foi quebrada no passado com ataques de colisão provados. </text:span><text:span text:style-name="T8">O uso de SHA-1 já não é mais recomendado e está sendo substituídos por SHA-2 ou SHA-3. </text:span><text:span text:style-name="T9">Outros algoritmos de criptografia, como a Cifra de Rinjdael (AES-256), são recomendados. Não tenho informações se SHA-1 foi substituído no caso das DHTs.</text:span><text:span text:style-name="T6"> </text:span></text:p>
      <text:p text:style-name="P4"/>
      <text:p text:style-name="P2">Como as DHTs ajudam na arquitetura P2P?</text:p>
      <text:p text:style-name="P13">As DHTs, por usarem uma tabela de hash, tem tempo constante O(1) para cada nó, o que torna a busca de dados e informações rápidas. Além disso, são descentralizadas – diminuindo a chance de ataques em um ponto focal -, escaláveis e tolerantes a falhas.</text:p>
      <text:p text:style-name="P13"/>
      <text:p text:style-name="P13"/>
      <text:p text:style-name="P12">Fonte: <text:a xlink:type="simple" xlink:href="https://en.wikipedia.org/wiki/Distributed_hash_table" text:style-name="Internet_20_link" text:visited-style-name="Visited_20_Internet_20_Link"><text:span text:style-name="T14">https://en.wikipedia.org/wiki/Distributed_hash_tabl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1:45:59.142586576</meta:creation-date>
    <dc:date>2023-11-11T20:11:17.383695611</dc:date>
    <meta:editing-duration>PT1H33M15S</meta:editing-duration>
    <meta:editing-cycles>14</meta:editing-cycles>
    <meta:generator>LibreOffice/7.6.2.1$Linux_X86_64 LibreOffice_project/60$Build-1</meta:generator>
    <meta:document-statistic meta:table-count="0" meta:image-count="0" meta:object-count="0" meta:page-count="1" meta:paragraph-count="17" meta:word-count="469" meta:character-count="2755" meta:non-whitespace-character-count="2305"/>
  </office:meta>
</office:document-meta>
</file>